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style:font-name="Arial" fo:font-size="11pt" style:font-size-asian="11pt" style:font-size-complex="11pt"/>
    </style:style>
    <style:style style:name="P2" style:family="paragraph" style:parent-style-name="Heading_20_1">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deas</text:h>
      <text:list xml:id="list378526866013073755" text:style-name="L1">
        <text:list-item>
          <text:p text:style-name="P1">Mad-Max inspired turn based combat game that draws from recent XCOM games</text:p>
        </text:list-item>
        <text:list-item>
          <text:p text:style-name="P1">Made using UE5</text:p>
        </text:list-item>
        <text:list-item>
          <text:p text:style-name="P1">Control both characters and vehicles racing down a road</text:p>
        </text:list-item>
        <text:list-item>
          <text:p text:style-name="P1">Characters have/develop traits that affect how they function in combat as well as permadeath</text:p>
        </text:list-item>
        <text:list-item>
          <text:p text:style-name="P1">Dangerous actions succeed/fail based on a percentage chance and a random dice roll</text:p>
        </text:list-item>
        <text:list-item>
          <text:p text:style-name="P1">Intended for mobile devices – simple, each action saves and can be jumped back into easily – must be very readable (I open my phone in the middle of a battle and I can tell what's going on within 10 – 20 seconds)</text:p>
          <text:list>
            <text:list-item>
              <text:p text:style-name="P1">3D <text:s/>movement is pretty complicated to parse – display isometrically, can make layers 'invisible' starting from top downwards (e.g. show interior of car without roof, take away to show underside, etc) - cutaway</text:p>
              <text:list>
                <text:list-item>
                  <text:p text:style-name="P1">Show character moves (where they'd end up, what would happen along the way) – then ask player to confirm – should know exactly what they're trying to do before confirming it</text:p>
                </text:list-item>
              </text:list>
            </text:list-item>
            <text:list-item>
              <text:p text:style-name="P1">Main issue is going to be readability on a small screen:</text:p>
              <text:list>
                <text:list-item>
                  <text:p text:style-name="P1">List of vehicles currently in battle – when selected, will center so entire vehicle is visible </text:p>
                </text:list-item>
                <text:list-item>
                  <text:p text:style-name="P1">3D free rotate around currently-selected vehicle so it can be seen from all angles</text:p>
                </text:list-item>
                <text:list-item>
                  <text:p text:style-name="P1">Layer toggle which allows player to make different 'elevations' invisible starting from the top downwards</text:p>
                </text:list-item>
                <text:list-item>
                  <text:p text:style-name="P1">BUILD A PROTOTYPE THAT ALLOWS THIS ON A PHONE FIRST!</text:p>
                  <text:list>
                    <text:list-item>
                      <text:p text:style-name="P1">Include a character that can be moved around all of the possible locations – make sure this works really well before turning into a game – this is the most important thing to get right!</text:p>
                    </text:list-item>
                  </text:list>
                </text:list-item>
              </text:list>
            </text:list-item>
          </text:list>
        </text:list-item>
        <text:list-item>
          <text:p text:style-name="P1">Touch screen controls – confirm every action so people don't do stuff by accident</text:p>
        </text:list-item>
        <text:list-item>
          <text:p text:style-name="P1">Different 'classes' of characters – brawlers, shooters, drivers, repairmen</text:p>
        </text:list-item>
        <text:list-item>
          <text:p text:style-name="P1">Vehicles need somebody driving them in order to be controlled</text:p>
        </text:list-item>
        <text:list-item>
          <text:p text:style-name="P1">Each character (by default) gets two actions per turn (e.g. move, attack, get into/out of driver's seat)</text:p>
        </text:list-item>
        <text:list-item>
          <text:p text:style-name="P1">Hazards appear on road ahead that need to be dealt with the next turn (e.g. a turn is coming up so somebody needs to be in the driver's seat otherwise the vehicle will run off the road, there's a roadblock coming up that needs to be destroyed or the vehicle will be damaged, etc)</text:p>
        </text:list-item>
        <text:list-item>
          <text:p text:style-name="P1">Basic graphics with big sprites, key visual necessity is readability on small screens</text:p>
        </text:list-item>
        <text:list-item>
          <text:p text:style-name="P1">Make prototype in Unity first to make sure it plays well then build proper version in Unreal? Quicker to test, then learn final product while knowing exactly what I'm aiming for?</text:p>
        </text:list-item>
        <text:list-item>
          <text:p text:style-name="P1">Characters either standing or crouching – 2 levels high if sta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urphy</meta:initial-creator>
    <meta:creation-date>2024-06-02T11:31:46.84</meta:creation-date>
    <meta:generator>OpenOffice/4.1.12$Win32 OpenOffice.org_project/4112m1$Build-9809</meta:generator>
    <dc:date>2024-06-08T15:08:46.43</dc:date>
    <dc:creator>Chris Murphy</dc:creator>
    <meta:editing-duration>P6DT3H36M59S</meta:editing-duration>
    <meta:editing-cycles>6</meta:editing-cycles>
    <meta:document-statistic meta:table-count="0" meta:image-count="0" meta:object-count="0" meta:page-count="1" meta:paragraph-count="23" meta:word-count="441" meta:character-count="2441"/>
  </office:meta>
</office:document-meta>
</file>